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1874in" fo:orphans="2" fo:widows="2" fo:text-indent="0in" style:auto-text-indent="false" fo:padding="0in" fo:border="none"/>
    </style:style>
    <style:style style:name="P4"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5"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style:style>
    <style:style style:name="P6"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officeooo:paragraph-rsid="000c6a5f"/>
    </style:style>
    <style:style style:name="P7"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fo:letter-spacing="normal"/>
    </style:style>
    <style:style style:name="P8"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ffffff" style:font-name="Monaco" fo:font-size="9pt" fo:letter-spacing="normal" fo:font-style="normal" fo:font-weight="normal"/>
    </style:style>
    <style:style style:name="P9"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ffffff" fo:letter-spacing="normal"/>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T1" style:family="text">
      <style:text-properties style:font-name="Monaco" fo:font-size="9pt" fo:font-style="normal" fo:font-weight="normal"/>
    </style:style>
    <style:style style:name="T2" style:family="text">
      <style:text-properties fo:color="#f92672"/>
    </style:style>
    <style:style style:name="T3" style:family="text">
      <style:text-properties fo:color="#f92672" style:font-name="Monaco" fo:font-size="9pt" fo:font-style="normal" fo:font-weight="normal"/>
    </style:style>
    <style:style style:name="T4" style:family="text">
      <style:text-properties fo:color="#e6db74"/>
    </style:style>
    <style:style style:name="T5" style:family="text">
      <style:text-properties fo:font-variant="normal" fo:text-transform="none" fo:color="#505050" style:font-name="Gotham-Rounded-Book" fo:font-size="10.5pt" fo:letter-spacing="normal" fo:font-style="normal" fo:font-weight="normal"/>
    </style:style>
    <style:style style:name="T6" style:family="text">
      <style:text-properties fo:font-variant="normal" fo:text-transform="none" fo:color="#3e4e5a" style:font-name="Gotham-Rounded-Bold" fo:font-size="10.5pt" fo:letter-spacing="normal" fo:font-style="normal" fo:font-weight="bold"/>
    </style:style>
    <style:style style:name="T7" style:family="text">
      <style:text-properties fo:color="#727272"/>
    </style:style>
    <style:style style:name="T8" style:family="text">
      <style:text-properties fo:color="#727272" officeooo:rsid="000c6a5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er your shell (Terminal or Git Bash) and enter the following:</text:p>
      <text:p text:style-name="P5">git config <text:span text:style-name="T2">--global</text:span> user<text:span text:style-name="T2">.</text:span>name <text:span text:style-name="T4">"John Doe"</text:span></text:p>
      <text:p text:style-name="P8">git config <text:span text:style-name="T2">--global</text:span> user<text:span text:style-name="T2">.</text:span>email johndoe@example<text:span text:style-name="T2">.</text:span>com</text:p>
      <text:p text:style-name="P1">You can verify that Git stored your settings by passing git config the --list parameter:</text:p>
      <text:p text:style-name="P5">git config <text:span text:style-name="T2">--global</text:span> <text:span text:style-name="T2">--</text:span>list</text:p>
      <text:p text:style-name="P1">These are the only two required configuration values, but Git allows you to configure more than 130 different settings. Most of these you’ll never need to tweak, but there is one extra change that is useful if you like color-coded output.</text:p>
      <text:p text:style-name="P2"><text:span text:style-name="T5">The setting </text:span><text:span text:style-name="Emphasis"><text:span text:style-name="T5">color.ui</text:span></text:span><text:span text:style-name="T5"> is used to control colors in the user interface of Git. Setting it to "</text:span><text:span text:style-name="Emphasis"><text:span text:style-name="T5">auto</text:span></text:span><text:span text:style-name="T5">" adds color codes around the various output of Git whenever you’re viewing the output in the terminal.</text:span></text:p>
      <text:p text:style-name="P1">You can turn this setting on with the following command:</text:p>
      <text:p text:style-name="P5">git config <text:span text:style-name="T2">--global</text:span> color<text:span text:style-name="T2">.</text:span>ui <text:span text:style-name="T4">"auto"</text:span></text:p>
      <text:p text:style-name="P3"><text:span text:style-name="Strong_20_Emphasis"><text:span text:style-name="T6">Git Commands</text:span></text:span></text:p>
      <text:list xml:id="list4053678651" text:style-name="L1">
        <text:list-item>
          <text:p text:style-name="P10"><text:span text:style-name="Strong_20_Emphasis"><text:span text:style-name="T6">git init </text:span></text:span><text:span text:style-name="T5">- initialize the repository.</text:span></text:p>
        </text:list-item>
        <text:list-item>
          <text:p text:style-name="P10"><text:span text:style-name="Strong_20_Emphasis"><text:span text:style-name="T6">git add .</text:span></text:span><text:span text:style-name="T5"> - add all the files that were changed since the last back up to the staging area.</text:span></text:p>
        </text:list-item>
        <text:list-item>
          <text:p text:style-name="P10"><text:span text:style-name="Strong_20_Emphasis"><text:span text:style-name="T6">git status</text:span></text:span><text:span text:style-name="T5"> - shows you all the files that were changed since the last backup and which ones are already added to the staging area.</text:span></text:p>
        </text:list-item>
        <text:list-item>
          <text:p text:style-name="P10"><text:span text:style-name="Strong_20_Emphasis"><text:span text:style-name="T6">git commit -m "..." </text:span></text:span><text:span text:style-name="T5">- commits the changes to the repository.</text:span></text:p>
        </text:list-item>
        <text:list-item>
          <text:p text:style-name="P10"><text:span text:style-name="Strong_20_Emphasis"><text:span text:style-name="T6">git checkout ____ </text:span></text:span><text:span text:style-name="T5">- switches to the branch name provided in your git repository. This will create a new branch if the name provided doesn't exist.</text:span></text:p>
        </text:list-item>
        <text:list-item>
          <text:p text:style-name="P10"><text:span text:style-name="Strong_20_Emphasis"><text:span text:style-name="T6">git branch</text:span></text:span><text:span text:style-name="T5"> - shows all of your git branches and marks the one you are currently on.</text:span></text:p>
        </text:list-item>
        <text:list-item>
          <text:p text:style-name="P10"><text:span text:style-name="Strong_20_Emphasis"><text:span text:style-name="T6">git log</text:span></text:span><text:span text:style-name="T5"> - shows all the backups created in the repository.</text:span></text:p>
        </text:list-item>
        <text:list-item>
          <text:p text:style-name="P10"><text:span text:style-name="Strong_20_Emphasis"><text:span text:style-name="T6">git blame ____ </text:span></text:span><text:span text:style-name="T5">- shows who wrote which line of code or in other words who is to be blamed for that particular line of code.</text:span></text:p>
        </text:list-item>
        <text:list-item>
          <text:p text:style-name="P10"><text:span text:style-name="Strong_20_Emphasis"><text:span text:style-name="T6">git remote add origin ____</text:span></text:span><text:span text:style-name="T5"> - tells git to add a remote place called </text:span><text:span text:style-name="Emphasis"><text:span text:style-name="T5">'origin</text:span></text:span><text:span text:style-name="T5">' to a remote URL ___.</text:span></text:p>
        </text:list-item>
        <text:list-item>
          <text:p text:style-name="P10"><text:span text:style-name="Strong_20_Emphasis"><text:span text:style-name="T6">git push</text:span></text:span><text:span text:style-name="T5"> - pushes the changes in your local repository to the remote repository.</text:span></text:p>
        </text:list-item>
        <text:list-item>
          <text:p text:style-name="P10"><text:span text:style-name="Strong_20_Emphasis"><text:span text:style-name="T6">git pull</text:span></text:span><text:span text:style-name="T5"> - pulls the changes in a remote repository to your own local repository.</text:span></text:p>
        </text:list-item>
        <text:list-item>
          <text:p text:style-name="P10"><text:span text:style-name="Strong_20_Emphasis"><text:span text:style-name="T6">git clone ___</text:span></text:span><text:span text:style-name="T5"> - clones a remote repository in ___ to your own local folder.</text:span></text:p>
        </text:list-item>
      </text:list>
      <text:p text:style-name="Standard"/>
      <text:p text:style-name="Standard"/>
      <text:p text:style-name="Standard"/>
      <text:p text:style-name="Standard"/>
      <text:p text:style-name="Standard"/>
      <text:p text:style-name="Standard"/>
      <text:p text:style-name="Standard"/>
      <text:p text:style-name="P7"><text:soft-page-break/><text:s text:c="4"/><text:span text:style-name="T1">man git</text:span></text:p>
      <text:p text:style-name="P9"><text:s text:c="4"/><text:span text:style-name="T1">man gittutorial</text:span></text:p>
      <text:p text:style-name="P9"><text:s text:c="4"/><text:span text:style-name="T1">man git</text:span><text:span text:style-name="T3">-</text:span><text:span text:style-name="T1">add</text:span></text:p>
      <text:p text:style-name="P9"><text:s text:c="4"/><text:span text:style-name="T1">man git</text:span><text:span text:style-name="T3">-</text:span><text:span text:style-name="T1">commit</text:span></text:p>
      <text:p text:style-name="P9"><text:s text:c="4"/><text:span text:style-name="T1">man git</text:span><text:span text:style-name="T3">-</text:span><text:span text:style-name="T1">push</text:span></text:p>
      <text:p text:style-name="P9"><text:s text:c="4"/><text:span text:style-name="T1">man git</text:span><text:span text:style-name="T3">-</text:span><text:span text:style-name="T1">remote</text:span></text:p>
      <text:p text:style-name="Standard"/>
      <text:p text:style-name="P5">git remote add origin https:<text:span text:style-name="T7">//github.com/&lt;github username&gt;/&lt;github repo name&gt;.git</text:span></text:p>
      <text:p text:style-name="P8">git push origin master</text:p>
      <text:p text:style-name="P5"/>
      <text:p text:style-name="P6">git clone <text:span text:style-name="T2">&lt;</text:span>URL of repository<text:span text:style-name="T2">&gt;</text:span></text:p>
      <text:p text:style-name="P4">Example:</text:p>
      <text:p text:style-name="P6">git clone https:<text:span text:style-name="T7">//github.com/purpleshoelace/git-demo.gi</text:span><text:span text:style-name="T8">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2:18:03.146103881</meta:creation-date>
    <dc:date>2018-11-16T23:55:10.719452236</dc:date>
    <meta:editing-duration>PT22H56M46S</meta:editing-duration>
    <meta:editing-cycles>3</meta:editing-cycles>
    <meta:generator>LibreOffice/6.0.6.2$Linux_X86_64 LibreOffice_project/00m0$Build-2</meta:generator>
    <meta:document-statistic meta:table-count="0" meta:image-count="0" meta:object-count="0" meta:page-count="2" meta:paragraph-count="33" meta:word-count="391" meta:character-count="2175" meta:non-whitespace-character-count="1810"/>
  </office:meta>
</office:document-meta>
</file>